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8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Introdução:</text:span></text:span></text:p>
      <text:p text:style-name="P2">O código apresentado refere-se a um componente React chamado "Home". Este componente é parte de uma aplicação web e é responsável por renderizar uma página inicial que exibe uma lista de posts mais recentes. Os posts são obtidos por meio da utilização de um hook chamado <text:span text:style-name="Source_20_Text"><text:span text:style-name="T1">useFetchDocuments</text:span></text:span>, que recupera documentos da coleção "posts". Os usuários também têm a opção de pesquisar por posts usando um formulário de busca. Vamos analisar os diferentes aspectos deste código.</text:p>
      <text:p text:style-name="P2"><text:span text:style-name="Strong_20_Emphasis"><text:span text:style-name="T1">Métodos:</text:span></text:span></text:p>
      <text:p text:style-name="P2">O componente "Home" utiliza vários métodos e hooks para realizar seu funcionamento. Aqui estão as principais características:</text:p>
      <text:list text:style-name="L1">
        <text:list-item>
          <text:p text:style-name="P3"><text:span text:style-name="Strong_20_Emphasis"><text:span text:style-name="T1">useFetchDocuments:</text:span></text:span></text:p>
          <text:list>
            <text:list-item>
              <text:p text:style-name="P4">O componente utiliza o hook <text:span text:style-name="Source_20_Text"><text:span text:style-name="T1">useFetchDocuments</text:span></text:span> para recuperar uma lista de posts da coleção "posts".</text:p>
            </text:list-item>
            <text:list-item>
              <text:p text:style-name="P4">Os documentos são armazenados no estado local como <text:span text:style-name="Source_20_Text"><text:span text:style-name="T1">posts</text:span></text:span>.</text:p>
            </text:list-item>
          </text:list>
        </text:list-item>
        <text:list-item>
          <text:p text:style-name="P3"><text:span text:style-name="Strong_20_Emphasis"><text:span text:style-name="T1">useState:</text:span></text:span></text:p>
          <text:list>
            <text:list-item>
              <text:p text:style-name="P4">O componente utiliza o hook <text:span text:style-name="Source_20_Text"><text:span text:style-name="T1">useState</text:span></text:span> para gerenciar o estado local. Ele mantém o estado do formulário de pesquisa, especificamente o campo <text:span text:style-name="Source_20_Text"><text:span text:style-name="T1">query</text:span></text:span>.</text:p>
            </text:list-item>
          </text:list>
        </text:list-item>
        <text:list-item>
          <text:p text:style-name="P3"><text:span text:style-name="Strong_20_Emphasis"><text:span text:style-name="T1">useNavigate:</text:span></text:span></text:p>
          <text:list>
            <text:list-item>
              <text:p text:style-name="P4">O hook <text:span text:style-name="Source_20_Text"><text:span text:style-name="T1">useNavigate</text:span></text:span> é usado para obter uma função de navegação que permite redirecionar o usuário para outra página.</text:p>
            </text:list-item>
          </text:list>
        </text:list-item>
        <text:list-item>
          <text:p text:style-name="P3"><text:span text:style-name="Strong_20_Emphasis"><text:span text:style-name="T1">handleSubmit:</text:span></text:span></text:p>
          <text:list>
            <text:list-item>
              <text:p text:style-name="P3">Esta função é chamada quando o formulário de pesquisa é enviado. Ela impede o comportamento padrão do formulário e redireciona o usuário para uma página de resultados de pesquisa, incluindo a consulta de pesquisa no URL.</text:p>
            </text:list-item>
          </text:list>
        </text:list-item>
      </text:list>
      <text:p text:style-name="P2"><text:span text:style-name="Strong_20_Emphasis"><text:span text:style-name="T1">Resultados:</text:span></text:span></text:p>
      <text:p text:style-name="P2">O componente "Home" exibe uma página inicial com os seguintes elementos:</text:p>
      <text:list text:style-name="L2">
        <text:list-item>
          <text:p text:style-name="P5">Um título "Veja os nossos posts mais recentes".</text:p>
        </text:list-item>
        <text:list-item>
          <text:p text:style-name="P5">Um formulário de pesquisa com um campo de entrada de texto e um botão "Pesquisar".</text:p>
        </text:list-item>
        <text:list-item>
          <text:p text:style-name="P5">Uma lista de posts recuperados usando o hook <text:span text:style-name="Source_20_Text"><text:span text:style-name="T1">useFetchDocuments</text:span></text:span>.</text:p>
        </text:list-item>
        <text:list-item>
          <text:p text:style-name="P6">Se não houver posts disponíveis, exibe a mensagem "Não foram encontrados posts" e fornece um botão para criar o primeiro post.</text:p>
        </text:list-item>
      </text:list>
      <text:p text:style-name="P2"><text:span text:style-name="Strong_20_Emphasis"><text:span text:style-name="T1">Conclusão:</text:span></text:span></text:p>
      <text:p text:style-name="P2">O componente "Home" é responsável por renderizar a página inicial de um aplicativo web, onde os usuários podem visualizar os posts mais recentes, pesquisar por tópicos específicos e criar novos posts. Ele utiliza diversos hooks e métodos para alcançar essa funcionalidade. A capacidade de <text:soft-page-break/>pesquisa e a apresentação clara dos resultados tornam esse componente fundamental para a experiência do usuário na aplicação.</text:p>
      <text:p text:style-name="P1"/>
      <text:p text:style-name="P1"/>
      <text:p text:style-name="P2">Aqui estão os estilos CSS detalhados para o componente "Home" em React, com base nos seletores de classe especificados:</text:p>
      <text:list text:style-name="L3">
        <text:list-item>
          <text:p text:style-name="P7"><text:span text:style-name="Source_20_Text"><text:span text:style-name="T1">.home</text:span></text:span>: Essa classe é aplicada ao contêiner principal do componente "Home" e possui os seguintes estilos:</text:p>
          <text:list>
            <text:list-item>
              <text:p text:style-name="P8"><text:span text:style-name="Source_20_Text"><text:span text:style-name="T1">display: flex</text:span></text:span>: Define o contêiner como um contêiner flexível.</text:p>
            </text:list-item>
            <text:list-item>
              <text:p text:style-name="P8"><text:span text:style-name="Source_20_Text"><text:span text:style-name="T1">flex-direction: column</text:span></text:span>: Define a direção dos filhos como uma coluna, o que significa que os elementos dentro do contêiner serão empilhados verticalmente.</text:p>
            </text:list-item>
            <text:list-item>
              <text:p text:style-name="P8"><text:span text:style-name="Source_20_Text"><text:span text:style-name="T1">align-items: center</text:span></text:span>: Centraliza os elementos verticalmente dentro do contêiner.</text:p>
            </text:list-item>
            <text:list-item>
              <text:p text:style-name="P8"><text:span text:style-name="Source_20_Text"><text:span text:style-name="T1">justify-content: center</text:span></text:span>: Centraliza os elementos horizontalmente dentro do contêiner.</text:p>
            </text:list-item>
          </text:list>
        </text:list-item>
        <text:list-item>
          <text:p text:style-name="P7"><text:span text:style-name="Source_20_Text"><text:span text:style-name="T1">.search_form</text:span></text:span>: Essa classe é aplicada ao formulário de pesquisa dentro do componente e possui os seguintes estilos:</text:p>
          <text:list>
            <text:list-item>
              <text:p text:style-name="P8"><text:span text:style-name="Source_20_Text"><text:span text:style-name="T1">max-width: 100%</text:span></text:span>: Define a largura máxima do formulário como 100% do contêiner pai.</text:p>
            </text:list-item>
            <text:list-item>
              <text:p text:style-name="P8"><text:span text:style-name="Source_20_Text"><text:span text:style-name="T1">width: 60%</text:span></text:span>: Define a largura do formulário como 60% do contêiner pai, centralizando-o horizontalmente.</text:p>
            </text:list-item>
            <text:list-item>
              <text:p text:style-name="P8"><text:span text:style-name="Source_20_Text"><text:span text:style-name="T1">display: flex</text:span></text:span>: Define o formulário como um contêiner flexível para alinhar os elementos horizontalmente.</text:p>
            </text:list-item>
            <text:list-item>
              <text:p text:style-name="P8"><text:span text:style-name="Source_20_Text"><text:span text:style-name="T1">justify-content: center</text:span></text:span>: Centraliza os elementos horizontalmente dentro do formulário.</text:p>
            </text:list-item>
            <text:list-item>
              <text:p text:style-name="P8"><text:span text:style-name="Source_20_Text"><text:span text:style-name="T1">margin-bottom: 2em</text:span></text:span>: Adiciona margem na parte inferior do formulário.</text:p>
            </text:list-item>
          </text:list>
        </text:list-item>
        <text:list-item>
          <text:p text:style-name="P7"><text:span text:style-name="Source_20_Text"><text:span text:style-name="T1">.search_form input</text:span></text:span>: Essa classe é aplicada ao elemento de entrada dentro do formulário de pesquisa e possui os seguintes estilos:</text:p>
          <text:list>
            <text:list-item>
              <text:p text:style-name="P8"><text:span text:style-name="Source_20_Text"><text:span text:style-name="T1">margin-right: 10px</text:span></text:span>: Adiciona margem à direita do elemento de entrada.</text:p>
            </text:list-item>
            <text:list-item>
              <text:p text:style-name="P8"><text:span text:style-name="Source_20_Text"><text:span text:style-name="T1">width: 50%</text:span></text:span>: Define a largura do elemento de entrada como 50% do formulário.</text:p>
            </text:list-item>
          </text:list>
        </text:list-item>
        <text:list-item>
          <text:p text:style-name="P7"><text:span text:style-name="Source_20_Text"><text:span text:style-name="T1">.noposts</text:span></text:span>: Essa classe é aplicada a um contêiner quando nenhum post é encontrado e possui os seguintes estilos:</text:p>
          <text:list>
            <text:list-item>
              <text:p text:style-name="P8"><text:span text:style-name="Source_20_Text"><text:span text:style-name="T1">text-align: center</text:span></text:span>: Centraliza o conteúdo do contêiner horizontalmente.</text:p>
            </text:list-item>
          </text:list>
        </text:list-item>
        <text:list-item>
          <text:p text:style-name="P7"><text:span text:style-name="Source_20_Text"><text:span text:style-name="T1">.noposts p</text:span></text:span>: Essa classe é aplicada ao parágrafo dentro do contêiner quando nenhum post é encontrado e possui os seguintes estilos:</text:p>
          <text:list>
            <text:list-item>
              <text:p text:style-name="P8"><text:span text:style-name="Source_20_Text"><text:span text:style-name="T1">margin-bottom: 1.5em</text:span></text:span>: Adiciona margem na parte inferior do parágrafo.</text:p>
            </text:list-item>
          </text:list>
        </text:list-item>
        <text:list-item>
          <text:p text:style-name="P7"><text:soft-page-break/><text:span text:style-name="Source_20_Text"><text:span text:style-name="T1">.noposts a</text:span></text:span>: Essa classe é aplicada ao link dentro do contêiner quando nenhum post é encontrado e possui os seguintes estilos:</text:p>
          <text:list>
            <text:list-item>
              <text:p text:style-name="P7"><text:span text:style-name="Source_20_Text"><text:span text:style-name="T1">padding: 10px 25px</text:span></text:span>: Adiciona preenchimento (espaçamento interno) ao link para torná-lo mais clicável.</text:p>
            </text:list-item>
          </text:list>
        </text:list-item>
      </text:list>
      <text:p text:style-name="P2">Esses estilos ajudam a melhorar a apresentação visual do componente "Home", centralizando o conteúdo, estilizando o formulário de pesquisa e fornecendo feedback visual quando nenhum post é encontrado. A classe <text:span text:style-name="Source_20_Text"><text:span text:style-name="T1">.noposts</text:span></text:span> é especialmente útil para exibir uma mensagem amigável quando não há posts disponívei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28:59.468000000</meta:creation-date>
    <dc:date>2023-11-06T06:30:06.879000000</dc:date>
    <meta:editing-duration>PT1M7S</meta:editing-duration>
    <meta:editing-cycles>1</meta:editing-cycles>
    <meta:document-statistic meta:table-count="0" meta:image-count="0" meta:object-count="0" meta:page-count="3" meta:paragraph-count="43" meta:word-count="698" meta:character-count="4516" meta:non-whitespace-character-count="3894"/>
    <meta:generator>LibreOffice/7.5.2.2$Windows_X86_64 LibreOffice_project/53bb9681a964705cf672590721dbc85eb4d0c3a2</meta:generator>
  </office:meta>
</office:document-meta>
</file>